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color="#008000" style:font-name="Courier New" fo:font-size="8pt" style:font-size-asian="8pt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style:font-name="Courier New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color="#008000" style:font-name="Courier New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color="#000000" style:font-name="Courier New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/>
    </style:style>
    <style:style style:name="T3" style:family="text">
      <style:text-properties fo:color="#0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lines for the comment-header of a file</text:p>
      <text:p text:style-name="P2"/>
      <text:p text:style-name="P3"><text:span text:style-name="T1">Every file must have this comment at the top (will be ignored by doxygen):</text:span></text:p>
      <text:p text:style-name="P4">/***************************************************************************</text:p>
      <text:p text:style-name="P4"><text:s/>* <text:s text:c="2"/>Copyright (C) 2006 by #Author#</text:p>
      <text:p text:style-name="P4"><text:s/>* <text:s text:c="2"/>#E-Mail#</text:p>
      <text:p text:style-name="P4"><text:s/>* <text:s text:c="2"/></text:p>
      <text:p text:style-name="P4"><text:s/>* <text:s text:c="2"/>This program is free software; you can redistribute it and/or modify</text:p>
      <text:p text:style-name="P4"><text:s/>* <text:s text:c="2"/>it under the terms of the GNU General Public License as published by</text:p>
      <text:p text:style-name="P4"><text:s/>* <text:s text:c="2"/>the Free Software Foundation; either version 2 of the License, or</text:p>
      <text:p text:style-name="P4"><text:s/>* <text:s text:c="2"/>(at your option) any later version.</text:p>
      <text:p text:style-name="P4"><text:s/>* <text:s text:c="2"/></text:p>
      <text:p text:style-name="P4"><text:s/>* <text:s text:c="2"/>This program is distributed in the hope that it will be useful,</text:p>
      <text:p text:style-name="P4"><text:s/>* <text:s text:c="2"/>but WITHOUT ANY WARRANTY; without even the implied warranty of</text:p>
      <text:p text:style-name="P4"><text:s/>* <text:s text:c="2"/>MERCHANTABILITY or FITNESS FOR A PARTICULAR PURPOSE. <text:s/>See the</text:p>
      <text:p text:style-name="P4"><text:s/>* <text:s text:c="2"/>GNU General Public License for more details.</text:p>
      <text:p text:style-name="P4"><text:s/>* <text:s text:c="2"/></text:p>
      <text:p text:style-name="P4"><text:s/>* <text:s text:c="2"/>You should have received a copy of the GNU General Public License</text:p>
      <text:p text:style-name="P4"><text:s/>* <text:s text:c="2"/>along with this program; if not, write to the</text:p>
      <text:p text:style-name="P4"><text:s/>* <text:s text:c="2"/>Free Software Foundation, Inc.,</text:p>
      <text:p text:style-name="P4"><text:s/>* <text:s text:c="2"/>59 Temple Place - Suite 330, Boston, MA <text:s/>02111-1307, USA.</text:p>
      <text:p text:style-name="P4"><text:s/>* <text:s text:c="2"/>(See COPYING for details.)</text:p>
      <text:p text:style-name="P4"><text:s/>***************************************************************************</text:p>
      <text:p text:style-name="P4"><text:s/>*</text:p>
      <text:p text:style-name="P4"><text:s/>* <text:s/>Module: <text:s text:c="4"/>#Module-Name# (BlackSun)</text:p>
      <text:p text:style-name="P4"><text:s/>* <text:s/>File: <text:s text:c="6"/>#Filename with extension#</text:p>
      <text:p text:style-name="P4"><text:s/>* <text:s/>Created: <text:s text:c="3"/>#Date of creation#</text:p>
      <text:p text:style-name="P4"><text:s/>* <text:s/>Author: <text:s text:c="4"/>#Full name#(#sourceforge login-name#)</text:p>
      <text:p text:style-name="P4"><text:s/>*</text:p>
      <text:p text:style-name="P4"><text:s/>**************************************************************************/</text:p>
      <text:p text:style-name="P5"/>
      <text:p text:style-name="P6">Sample:</text:p>
      <text:p text:style-name="P4">/***************************************************************************</text:p>
      <text:p text:style-name="P4"><text:s/>* <text:s text:c="2"/>Copyright (C) 2006 by Reinhard Jeschull</text:p>
      <text:p text:style-name="P4"><text:s/>* <text:s text:c="2"/>rjeschu@fh-landshut.de</text:p>
      <text:p text:style-name="P4"><text:s/>* <text:s text:c="2"/></text:p>
      <text:p text:style-name="P4"><text:s/>* <text:s text:c="2"/>This program is free software; you can redistribute it and/or modify</text:p>
      <text:p text:style-name="P4"><text:s/>* <text:s text:c="2"/>it under the terms of the GNU General Public License as published by</text:p>
      <text:p text:style-name="P4"><text:s/>* <text:s text:c="2"/>the Free Software Foundation; either version 2 of the License, or</text:p>
      <text:p text:style-name="P4"><text:s/>* <text:s text:c="2"/>(at your option) any later version.</text:p>
      <text:p text:style-name="P4"><text:s/>* <text:s text:c="2"/></text:p>
      <text:p text:style-name="P4"><text:s/>* <text:s text:c="2"/>This program is distributed in the hope that it will be useful,</text:p>
      <text:p text:style-name="P4"><text:s/>* <text:s text:c="2"/>but WITHOUT ANY WARRANTY; without even the implied warranty of</text:p>
      <text:p text:style-name="P4"><text:s/>* <text:s text:c="2"/>MERCHANTABILITY or FITNESS FOR A PARTICULAR PURPOSE. <text:s/>See the</text:p>
      <text:p text:style-name="P4"><text:s/>* <text:s text:c="2"/>GNU General Public License for more details.</text:p>
      <text:p text:style-name="P4"><text:s/>* <text:s text:c="2"/></text:p>
      <text:p text:style-name="P4"><text:s/>* <text:s text:c="2"/>You should have received a copy of the GNU General Public License</text:p>
      <text:p text:style-name="P4"><text:s/>* <text:s text:c="2"/>along with this program; if not, write to the</text:p>
      <text:p text:style-name="P4"><text:s/>* <text:s text:c="2"/>Free Software Foundation, Inc.,</text:p>
      <text:p text:style-name="P4"><text:s/>* <text:s text:c="2"/>59 Temple Place - Suite 330, Boston, MA <text:s/>02111-1307, USA.</text:p>
      <text:p text:style-name="P4"><text:s/>* <text:s text:c="2"/>(See COPYING for details.)</text:p>
      <text:p text:style-name="P4"><text:s/>***************************************************************************</text:p>
      <text:p text:style-name="P4"><text:s/>*</text:p>
      <text:p text:style-name="P4"><text:s/>* <text:s/>Module: <text:s text:c="4"/>Math (BlackSun)</text:p>
      <text:p text:style-name="P4"><text:s/>* <text:s/>File: <text:s text:c="6"/>Vector3.h</text:p>
      <text:p text:style-name="P4"><text:s/>* <text:s/>Created: <text:s text:c="3"/>19.10.2006</text:p>
      <text:p text:style-name="P4"><text:s/>* <text:s/>Author: <text:s text:c="4"/>Reinhard Jeschull (rjeschu)</text:p>
      <text:p text:style-name="P4"><text:s/>*</text:p>
      <text:p text:style-name="P4"><text:s/>**************************************************************************/</text:p>
      <text:p text:style-name="P7"/>
      <text:p text:style-name="P6">All Headerfiles must have the following Doxygen-Comment:</text:p>
      <text:p text:style-name="P4">/*! \file</text:p>
      <text:p text:style-name="P4">* </text:p>
      <text:p text:style-name="P4">* <text:s/>\brief Short description</text:p>
      <text:p text:style-name="P4">* <text:s/>\author Full author name</text:p>
      <text:p text:style-name="P4">* </text:p>
      <text:p text:style-name="P4">*/</text:p>
      <text:p text:style-name="P8">or</text:p>
      <text:p text:style-name="P4">/*! \file</text:p>
      <text:p text:style-name="P4">* </text:p>
      <text:p text:style-name="P4">* <text:s/>\brief Short file description</text:p>
      <text:p text:style-name="P4">* <text:s/>\author Full author name</text:p>
      <text:p text:style-name="P4">*</text:p>
      <text:p text:style-name="P4">* <text:s/>Optional more detailed description (no class description)</text:p>
      <text:p text:style-name="P4">* </text:p>
      <text:p text:style-name="P4">*/</text:p>
      <text:p text:style-name="P6"/>
      <text:p text:style-name="P6">So, a header can look like this:</text:p>
      <text:p text:style-name="P4">/***************************************************************************</text:p>
      <text:p text:style-name="P4"><text:s/>* <text:s text:c="2"/>Copyright (C) 2006 by Max Mustermann</text:p>
      <text:p text:style-name="P4"><text:s/>* <text:s text:c="2"/>mm@mail.de</text:p>
      <text:p text:style-name="P4"><text:s/>* <text:s text:c="2"/></text:p>
      <text:p text:style-name="P4"><text:s/>* <text:s text:c="2"/>This program is free software; you can redistribute it and/or modify</text:p>
      <text:p text:style-name="P4"><text:s/>* <text:s text:c="2"/>it under the terms of the GNU General Public License as published by</text:p>
      <text:p text:style-name="P4"><text:s/>* <text:s text:c="2"/>the Free Software Foundation; either version 2 of the License, or</text:p>
      <text:p text:style-name="P4"><text:s/>* <text:s text:c="2"/>(at your option) any later version.</text:p>
      <text:p text:style-name="P4"><text:s/>* <text:s text:c="2"/></text:p>
      <text:p text:style-name="P4"><text:s/>* <text:s text:c="2"/>This program is distributed in the hope that it will be useful,</text:p>
      <text:p text:style-name="P4"><text:s/>* <text:s text:c="2"/>but WITHOUT ANY WARRANTY; without even the implied warranty of</text:p>
      <text:p text:style-name="P4"><text:s/>* <text:s text:c="2"/>MERCHANTABILITY or FITNESS FOR A PARTICULAR PURPOSE. <text:s/>See the</text:p>
      <text:p text:style-name="P4"><text:s/>* <text:s text:c="2"/>GNU General Public License for more details.</text:p>
      <text:p text:style-name="P4"><text:s/>* <text:s text:c="2"/></text:p>
      <text:p text:style-name="P4"><text:s/>* <text:s text:c="2"/>You should have received a copy of the GNU General Public License</text:p>
      <text:p text:style-name="P4"><text:s/>* <text:s text:c="2"/>along with this program; if not, write to the</text:p>
      <text:p text:style-name="P4"><text:s/>* <text:s text:c="2"/>Free Software Foundation, Inc.,</text:p>
      <text:p text:style-name="P4"><text:s/>* <text:s text:c="2"/>59 Temple Place - Suite 330, Boston, MA <text:s/>02111-1307, USA.</text:p>
      <text:p text:style-name="P4"><text:s/>* <text:s text:c="2"/>(See COPYING for details.)</text:p>
      <text:p text:style-name="P4"><text:s/>***************************************************************************</text:p>
      <text:p text:style-name="P4"><text:s/>*</text:p>
      <text:p text:style-name="P4"><text:s/>* <text:s/>Module: <text:s text:c="4"/>Sample (BlackSun)</text:p>
      <text:p text:style-name="P4"><text:s/>* <text:s/>File: <text:s text:c="6"/>Sample.h</text:p>
      <text:p text:style-name="P4"><text:s/>* <text:s/>Created: <text:s text:c="3"/>09.11.2006</text:p>
      <text:p text:style-name="P4"><text:s/>* <text:s/>Author: <text:s text:c="4"/>Max Mustermann (mm)</text:p>
      <text:p text:style-name="P4"><text:s/>*</text:p>
      <text:p text:style-name="P4"><text:s/>**************************************************************************/</text:p>
      <text:p text:style-name="P4"/>
      <text:p text:style-name="P9">#ifndef SAMPLE_H_</text:p>
      <text:p text:style-name="P9">#define SAMPLE_H_</text:p>
      <text:p text:style-name="P10"/>
      <text:p text:style-name="P9">#include "AIncludeFile.h"</text:p>
      <text:p text:style-name="P4"/>
      <text:p text:style-name="P4">/*! \file</text:p>
      <text:p text:style-name="P4">* </text:p>
      <text:p text:style-name="P4">* <text:s/>\brief Short description of the use of this file</text:p>
      <text:p text:style-name="P4">* <text:s/>\author Max Mustermann</text:p>
      <text:p text:style-name="P4">* </text:p>
      <text:p text:style-name="P4">*/</text:p>
      <text:p text:style-name="P4"/>
      <text:p text:style-name="P4">/*! \brief Short description of the namespace (its enough to write a comment once per namespace)</text:p>
      <text:p text:style-name="P4">*</text:p>
      <text:p text:style-name="P4">* More detailed description of the namespace</text:p>
      <text:p text:style-name="P4">*/</text:p>
      <text:p text:style-name="P9">namespace BSSample</text:p>
      <text:p text:style-name="P9">{</text:p>
      <text:p text:style-name="P11"><text:s text:c="2"/><text:span text:style-name="T2">//Full documented classes, structs, enums, ...<text:tab/></text:span><text:tab/></text:p>
      <text:p text:style-name="P9">}</text:p>
      <text:p text:style-name="P9"/>
      <text:p text:style-name="P4"><text:span text:style-name="T3">#endif</text:span> /*SAMPLE_H_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09T16:25:00</meta:creation-date>
    <dc:creator>Reinhard Jeschull</dc:creator>
    <dc:date>2006-11-09T16:35:23</dc:date>
    <dc:language>en-US</dc:language>
    <meta:editing-cycles>3</meta:editing-cycles>
    <meta:editing-duration>PT10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19" meta:word-count="537" meta:character-count="4393"/>
  </office:meta>
</office:document-meta>
</file>